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ey.Key( String field , String prefix , Sort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aredFieldCache.store( IndexReader reader , String field , String prefix , SortComparator comparer , SharedFieldCache . StringIndex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haredFieldCache.getStringIndex( IndexReader reader , String field , String prefix , SortComparator comparator , boolean includeLookup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tringIndex.StringIndex( String [ ] terms , String [ ] loo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ieldCache.lookup( IndexReader reader , String field , String prefix , SortComparator compa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redFieldCache.SharedFiel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